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4.2091in"/>
    </style:style>
    <style:style style:name="co3" style:family="table-column">
      <style:table-column-properties fo:break-before="auto" style:column-width="2.2366in"/>
    </style:style>
    <style:style style:name="co4" style:family="table-column">
      <style:table-column-properties fo:break-before="auto" style:column-width="1.778in"/>
    </style:style>
    <style:style style:name="co5" style:family="table-column">
      <style:table-column-properties fo:break-before="auto" style:column-width="2.1252in"/>
    </style:style>
    <style:style style:name="co6" style:family="table-column">
      <style:table-column-properties fo:break-before="auto" style:column-width="2.1807in"/>
    </style:style>
    <style:style style:name="co7" style:family="table-column">
      <style:table-column-properties fo:break-before="auto" style:column-width="1.8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5799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198in" fo:break-before="auto" style:use-optimal-row-height="true"/>
    </style:style>
    <style:style style:name="ro6" style:family="table-row">
      <style:table-row-properties style:row-height="0.7665in" fo:break-before="auto" style:use-optimal-row-height="true"/>
    </style:style>
    <style:style style:name="ro7" style:family="table-row">
      <style:table-row-properties style:row-height="0.2917in" fo:break-before="auto" style:use-optimal-row-height="false"/>
    </style:style>
    <style:style style:name="ro8" style:family="table-row">
      <style:table-row-properties style:row-height="0.3854in" fo:break-before="auto" style:use-optimal-row-height="false"/>
    </style:style>
    <style:style style:name="ro9" style:family="table-row">
      <style:table-row-properties style:row-height="0.6354in" fo:break-before="auto" style:use-optimal-row-height="false"/>
    </style:style>
    <style:style style:name="ro10" style:family="table-row">
      <style:table-row-properties style:row-height="0.3957in" fo:break-before="auto" style:use-optimal-row-height="false"/>
    </style:style>
    <style:style style:name="ro11" style:family="table-row">
      <style:table-row-properties style:row-height="0.4063in" fo:break-before="auto" style:use-optimal-row-height="false"/>
    </style:style>
    <style:style style:name="ro12" style:family="table-row">
      <style:table-row-properties style:row-height="0.3543in" fo:break-before="auto" style:use-optimal-row-height="false"/>
    </style:style>
    <style:style style:name="ta1" style:family="table" style:master-page-name="PageStyle_5f_Opdracht">
      <style:table-properties table:display="true" style:writing-mode="lr-tb"/>
    </style:style>
    <style:style style:name="ta2" style:family="table" style:master-page-name="PageStyle_5f_Verantwoordelijkh_20_Io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0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8000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0.74pt solid #000000" style:rotation-align="none"/>
    </style:style>
    <style:style style:name="ce20" style:family="table-cell" style:parent-style-name="Default">
      <style:table-cell-properties fo:background-color="transparent" style:rotation-align="non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4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pdracht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22" office:value-type="string" calcext:value-type="string">
            <text:p>Opdracht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 het volgende tabblad vind je een lijst van zaken waarvoor iemand in het aankomende projectteam verantwoordelijkheid moet nem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ze lijst is niet uitputtend, maar geeft zeker een goed beeld van wat er in het project moet gebeur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r kunnen dubbelingen in de lijst voorkomen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gens <text:span text:style-name="T4">verantwoordelijk</text:span><text:span text:style-name="T5"> voor zijn betekent: zorgen dat iets goed en tijdig gebeurt. Dat is niet hetzelfde als: Zelf doen wat er moet gebeuren. Voorbeeld: als jij verantwoordelijk bent voor het plannen van alle vergaderingen, kun je iemand vragen of hij de </text:span><text:span text:style-name="T6">taak</text:span><text:span text:style-name="T5"> van het organiseren van de vergadering van volgende week op zich wil nemen, of zelfs alle taken aan hem delegeren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ar ook geldt: een veranwoordelijkheid zegt niets over HOE je de taak uitvoert. Bijvoorneeld: verantwoordelijk zijn voor het feit dat er een sprintplanning ligt, kan door middel van veel verschillende taken worden ingevuld: een planningpokersessie houden, zelf schatten en valideren bij anderen, helemaal alleen doen...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ze opdracht heb je nodig om in je persoonlijk analyseformulier onderdeel 8 te kunnen invull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jk met je team naar de lijst van verantwoordelijkhed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paal welke verantwoordelijkheid bij welke rol hoo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 je iets? Voeg het onderaan toe, in ro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org dat de 4 rollen een ongeveer even groot verantwoordelijkheidspakket hebb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s je werkt in een team van 4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l je nu voor dat er een 5e teamlid wordt toegevoeg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rplaats een logisch pakket van verantwoordelijkheden naar teamlid 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denk een passende en professionele naam voor deze vijfde ro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schrijf het doel van ieder van de 5 rollen in één zin, zet dat in rij 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s je dit serieus doet heb je een mooi startpunt voor de rolverdeling in het project!</text:p>
          </table:table-cell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rantwoordelijkh IoT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8" table:default-cell-style-name="Default"/>
        <table:table-row table:style-name="ro1">
          <table:table-cell table:style-name="ce2"/>
          <table:table-cell table:style-name="ce11"/>
          <table:table-cell table:number-columns-repeated="1022"/>
        </table:table-row>
        <table:table-row table:style-name="ro1">
          <table:table-cell table:style-name="ce3"/>
          <table:table-cell table:style-name="ce11"/>
          <table:table-cell table:number-columns-repeated="1022"/>
        </table:table-row>
        <table:table-row table:style-name="ro3">
          <table:table-cell table:style-name="ce4"/>
          <table:table-cell table:style-name="ce4" office:value-type="string" calcext:value-type="string">
            <text:p>Rol: Planner</text:p>
          </table:table-cell>
          <table:table-cell table:style-name="ce4" office:value-type="string" calcext:value-type="string">
            <text:p>Rol: Kwaliteitsmanager</text:p>
          </table:table-cell>
          <table:table-cell table:style-name="ce4" office:value-type="string" calcext:value-type="string">
            <text:p>Rol: Opdrachtmanager (scrum: product owner by proxy)</text:p>
          </table:table-cell>
          <table:table-cell table:style-name="ce4" office:value-type="string" calcext:value-type="string">
            <text:p>Rol: Procesverbetermanager</text:p>
          </table:table-cell>
          <table:table-cell table:style-name="ce18" office:value-type="string" calcext:value-type="string">
            <text:p>Rol 5: Soort van Notulist/ secretaris.</text:p>
          </table:table-cell>
          <table:table-cell table:number-columns-repeated="1018"/>
        </table:table-row>
        <table:table-row table:style-name="ro2">
          <table:table-cell table:style-name="ce5"/>
          <table:table-cell table:number-columns-repeated="4" table:style-name="ce5" office:value-type="string" calcext:value-type="string">
            <text:p>Doel: </text:p>
          </table:table-cell>
          <table:table-cell table:style-name="ce19"/>
          <table:table-cell table:number-columns-repeated="1018"/>
        </table:table-row>
        <table:table-row table:style-name="ro4">
          <table:table-cell table:style-name="ce5" office:value-type="string" calcext:value-type="string">
            <text:p>zorgt dat opdrachtgever zijn doel en gewenste resultaten formuleert, bij de start van het project</text:p>
          </table:table-cell>
          <table:table-cell table:style-name="ce12" table:number-columns-repeated="2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?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zorgt dat opdrachtgever helder is over zijn acceptatiecriteria voor het project als geheel: wanneer is hij tevreden?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?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zorgt dat relevante belanghebbenden en hun belangen worden benoemd door opdrachtgever </text:p>
          </table:table-cell>
          <table:table-cell table:style-name="ce12" table:number-columns-repeated="2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?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zorgt dat opdrachtgever helder is over zijn acceptatiecriteria per prototype 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?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zorgt dat opdrachtgever de geformuleerde wensen prioriteert; steeds als er een nieuw onderdeel bijkomt of afgaat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8"/>
        </table:table-row>
        <table:table-row table:style-name="ro4">
          <table:table-cell table:style-name="ce5" office:value-type="string" calcext:value-type="string">
            <text:p>zorgt dat de opdrachtgever ieder deelproduct zo snel als mogelijk en zinvol is reviewt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8"/>
        </table:table-row>
        <table:table-row table:style-name="ro5">
          <table:table-cell table:style-name="ce6" office:value-type="string" calcext:value-type="string">
            <text:p>zorgt dat het logboek steeds is bijgewerkt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style-name="ce14" table:number-columns-repeated="2"/>
          <table:table-cell table:style-name="ce14" office:value-type="string" calcext:value-type="string">
            <text:p>?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zorgt dat er in de opleverdocumentatie voldoende instructies staan voor gebruik van de resultaten door de organisatie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4" table:number-columns-repeated="2"/>
          <table:table-cell table:style-name="ce14" office:value-type="string" calcext:value-type="string">
            <text:p>?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Legt pre-en postcondities van een timebox vast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8"/>
        </table:table-row>
        <table:table-row table:style-name="ro4">
          <table:table-cell table:style-name="ce5" office:value-type="string" calcext:value-type="string">
            <text:p>zorgt dat het plan van aanpak volgens de geldende toelichting wordt geschreven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4" table:number-columns-repeated="3"/>
          <table:table-cell table:number-columns-repeated="1018"/>
        </table:table-row>
        <table:table-row table:style-name="ro5">
          <table:table-cell table:style-name="ce5" office:value-type="string" calcext:value-type="string">
            <text:p>Stelt zeker dat waar nodig ge-unittest wordt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4" table:number-columns-repeated="3"/>
          <table:table-cell table:number-columns-repeated="1018"/>
        </table:table-row>
        <table:table-row table:style-name="ro4">
          <table:table-cell table:style-name="ce7" office:value-type="string" calcext:value-type="string">
            <text:p>zorgt dat opdracht ingekaderd wordt door passende projectgrenzen en randvoorwaarden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8"/>
        </table:table-row>
        <table:table-row table:style-name="ro3">
          <table:table-cell table:style-name="ce8" office:value-type="string" calcext:value-type="string">
            <text:p>zorgt dat risico's agv teamsamenstelling en overige risico's worden geïndentificeerd. Benoem tegen- en uitwijkmaatregelen</text:p>
          </table:table-cell>
          <table:table-cell table:style-name="ce13"/>
          <table:table-cell table:style-name="ce12"/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8"/>
        </table:table-row>
        <table:table-row table:style-name="ro6">
          <table:table-cell table:style-name="ce5" office:value-type="string" calcext:value-type="string">
            <text:p>zorgt dat tijdens de DSU wordt vastgesteld of timeboxes (te vaak) worden overschreden, wat de reden is, en zorgtt voor goede afspraken over hoe nu verder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8"/>
        </table:table-row>
        <table:table-row table:style-name="ro3">
          <table:table-cell table:style-name="ce5" office:value-type="string" calcext:value-type="string">
            <text:p>zorgt dat de startopdracht uitgevoerd wordt, waarin oa: risico-analyse op teamsamenstelling, rolverdeling, leerdoelen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8"/>
        </table:table-row>
        <table:table-row table:style-name="ro3">
          <table:table-cell table:style-name="ce5" office:value-type="string" calcext:value-type="string">
            <text:p>zorgt dat er taken liggen <text:s/>voor de eerstvolgende prototype, waarbij rekening wordt gehouden met de vuistregel: Taak= 2-4 uur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number-columns-repeated="2" table:style-name="ce14" office:value-type="string" calcext:value-type="string">
            <text:p>X</text:p>
          </table:table-cell>
          <table:table-cell table:style-name="ce14"/>
          <table:table-cell table:number-columns-repeated="1018"/>
        </table:table-row>
        <table:table-row table:style-name="ro4">
          <table:table-cell table:style-name="ce5" office:value-type="string" calcext:value-type="string">
            <text:p>zorgt dat er elke dag tenminste 1 Daily stand up wordt gehouden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style-name="ce14" table:number-columns-repeated="2"/>
          <table:table-cell table:style-name="ce14" office:value-type="string" calcext:value-type="string">
            <text:p>?</text:p>
          </table:table-cell>
          <table:table-cell table:number-columns-repeated="1018"/>
        </table:table-row>
        <table:table-row table:style-name="ro3">
          <table:table-cell table:style-name="ce9" office:value-type="string" calcext:value-type="string">
            <text:p>Heeft als nodig tussentijds contact <text:s/>met opdrachtgever: wanneer krijgt hij wat en wat niet? Wat betekent dit voor het eind-prototype?</text:p>
          </table:table-cell>
          <table:table-cell table:style-name="ce12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8"/>
        </table:table-row>
        <table:table-row table:style-name="ro4">
          <table:table-cell table:style-name="ce5" office:value-type="string" calcext:value-type="string">
            <text:p>zorgt dat er oplevermomenten met de opdrachtgever worden gehouden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style-name="ce14" table:number-columns-repeated="3"/>
          <table:table-cell table:number-columns-repeated="1018"/>
        </table:table-row>
        <table:table-row table:style-name="ro5">
          <table:table-cell table:style-name="ce5" office:value-type="string" calcext:value-type="string">
            <text:p>zorgt dat er een retrospective wordt georganiseerd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style-name="ce14" table:number-columns-repeated="2"/>
          <table:table-cell table:style-name="ce14" office:value-type="string" calcext:value-type="string">
            <text:p>?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zorgt dat gemaakte afspraken, bijvoorbeeld in retro's worden vastgelegd en nagekomen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8"/>
        </table:table-row>
        <table:table-row table:style-name="ro4">
          <table:table-cell table:style-name="ce5" office:value-type="string" calcext:value-type="string">
            <text:p>Houdt in de gaten dat de primaire kwaliteit van afgronde taken steeds beter wordt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4" table:number-columns-repeated="3"/>
          <table:table-cell table:number-columns-repeated="1018"/>
        </table:table-row>
        <table:table-row table:style-name="ro4">
          <table:table-cell table:style-name="ce5" office:value-type="string" calcext:value-type="string">
            <text:p>Houdt in de gaten dat reviewwerk goed gedaan wordt: tijdig en inhoudelijk goed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4" table:number-columns-repeated="3"/>
          <table:table-cell table:number-columns-repeated="1018"/>
        </table:table-row>
        <table:table-row table:style-name="ro4">
          <table:table-cell table:style-name="ce5" office:value-type="string" calcext:value-type="string">
            <text:p>zorgtt dat taken goed beschreven worden zoals aangegeven in de handleiding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style-name="ce14"/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?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zorgtt dat afspraken met opdrachtgever inzichtelijk worden vastgelegd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?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zorgtt dat afspraken met begeleiders (procesbegeleiders, skills) over contactmomenten helder zijn bij beide partijen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style-name="ce14" table:number-columns-repeated="3"/>
          <table:table-cell table:number-columns-repeated="1018"/>
        </table:table-row>
        <table:table-row table:style-name="ro4">
          <table:table-cell table:style-name="ce5" office:value-type="string" calcext:value-type="string">
            <text:p>zorgtt dat de project start up georganiseerd wordt en houdt alle onderdelen doelgericht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style-name="ce14"/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?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zordt dat gereed gekomen onderdelen in het eindprototype worden geïntegreerd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4" table:number-columns-repeated="2"/>
          <table:table-cell table:number-columns-repeated="1018"/>
        </table:table-row>
        <table:table-row table:style-name="ro5">
          <table:table-cell table:style-name="ce5" office:value-type="string" calcext:value-type="string">
            <text:p>zorgt voor goede hoofd- en deelvragen</text:p>
          </table:table-cell>
          <table:table-cell table:style-name="ce12"/>
          <table:table-cell table:style-name="ce14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?</text:p>
          </table:table-cell>
          <table:table-cell table:number-columns-repeated="1018"/>
        </table:table-row>
        <table:table-row table:style-name="ro7">
          <table:table-cell table:style-name="ce5" office:value-type="string" calcext:value-type="string">
            <text:p>zorgtt voor goede fritzingschema's</text:p>
          </table:table-cell>
          <table:table-cell table:style-name="ce12"/>
          <table:table-cell table:style-name="ce16" office:value-type="string" calcext:value-type="string">
            <text:p>X</text:p>
          </table:table-cell>
          <table:table-cell table:style-name="ce14" table:number-columns-repeated="3"/>
          <table:table-cell table:number-columns-repeated="1018"/>
        </table:table-row>
        <table:table-row table:style-name="ro4">
          <table:table-cell table:style-name="ce5" office:value-type="string" calcext:value-type="string">
            <text:p>Helpt opdrachtgeven met prioriteren van volgende vraagstuk door te komen met een advies daarover</text:p>
          </table:table-cell>
          <table:table-cell table:style-name="ce12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8"/>
        </table:table-row>
        <table:table-row table:style-name="ro4">
          <table:table-cell table:style-name="ce5" office:value-type="string" calcext:value-type="string">
            <text:p>zorgt dat alle werkproducten (code, documenten) worden gereviewd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4" table:number-columns-repeated="3"/>
          <table:table-cell table:number-columns-repeated="1018"/>
        </table:table-row>
        <table:table-row table:style-name="ro8">
          <table:table-cell table:style-name="ce9" office:value-type="string" calcext:value-type="string">
            <text:p>zorgtt dat onderzoek systematisch gebeurt en reproduceerbaar is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7" table:number-columns-repeated="3"/>
          <table:table-cell table:style-name="ce20" table:number-columns-repeated="1018"/>
        </table:table-row>
        <table:table-row table:style-name="ro9">
          <table:table-cell table:style-name="ce5" office:value-type="string" calcext:value-type="string">
            <text:p>zorgtt dat functionele testen/quality attribute scenarios worden uitgevoerd en dat bijbehorende rapportage er is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4" table:number-columns-repeated="3"/>
          <table:table-cell table:number-columns-repeated="1018"/>
        </table:table-row>
        <table:table-row table:style-name="ro10">
          <table:table-cell table:style-name="ce5" office:value-type="string" calcext:value-type="string">
            <text:p>zorgt dat er een testplan is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4" table:number-columns-repeated="3"/>
          <table:table-cell table:number-columns-repeated="1018"/>
        </table:table-row>
        <table:table-row table:style-name="ro11">
          <table:table-cell table:style-name="ce5" office:value-type="string" calcext:value-type="string">
            <text:p>zorgt dat het testplan wordt gereviewd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4" table:number-columns-repeated="3"/>
          <table:table-cell table:number-columns-repeated="1018"/>
        </table:table-row>
        <table:table-row table:style-name="ro12">
          <table:table-cell table:style-name="ce5" office:value-type="string" calcext:value-type="string">
            <text:p>zorgt dat het testplan wordt uitgevoerd en dat resultaten inzichtelijk worden vastgelegd</text:p>
          </table:table-cell>
          <table:table-cell table:style-name="ce12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8"/>
        </table:table-row>
        <table:table-row table:style-name="ro4">
          <table:table-cell table:style-name="ce5" office:value-type="string" calcext:value-type="string">
            <text:p>zorgt dat oplever/oversdrachtsdocumentatie er <text:s/>steeds is bijgewerkt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?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zorgtt dat ieder gereed onderdeel is gedocumenteerd zoals beschreven in de projecthandleiding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?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zorgt dat alle relevante producten worden opgeleverd aan de opdrachtgever</text:p>
          </table:table-cell>
          <table:table-cell table:style-name="ce12" table:number-columns-repeated="2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?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zorgtt voor een goede branchingstrategie en -procedure</text:p>
          </table:table-cell>
          <table:table-cell table:style-name="ce12" table:number-columns-repeated="2"/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8"/>
        </table:table-row>
        <table:table-row table:style-name="ro5">
          <table:table-cell table:style-name="ce5" office:value-type="string" calcext:value-type="string">
            <text:p>zorgt dat IPV's gehouden worden </text:p>
          </table:table-cell>
          <table:table-cell table:style-name="ce12" table:number-columns-repeated="2"/>
          <table:table-cell table:style-name="ce14"/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?</text:p>
          </table:table-cell>
          <table:table-cell table:number-columns-repeated="1018"/>
        </table:table-row>
        <table:table-row table:style-name="ro6">
          <table:table-cell table:style-name="ce5" office:value-type="string" calcext:value-type="string">
            <text:p>zorgt dat notulen - gespreksverslagen van de diverse overlegmomenten (docenten, opdrachtgever, gebruikers, team (bijv. retrospectives) worden gemaakt</text:p>
          </table:table-cell>
          <table:table-cell table:style-name="ce14" office:value-type="string" calcext:value-type="string">
            <text:p>X</text:p>
          </table:table-cell>
          <table:table-cell table:style-name="ce12"/>
          <table:table-cell table:style-name="ce14" table:number-columns-repeated="2"/>
          <table:table-cell table:style-name="ce14" office:value-type="string" calcext:value-type="string">
            <text:p>?</text:p>
          </table:table-cell>
          <table:table-cell table:number-columns-repeated="1018"/>
        </table:table-row>
        <table:table-row table:style-name="ro3">
          <table:table-cell table:style-name="ce9" office:value-type="string" calcext:value-type="string">
            <text:p>zorgt dat alle presentaties/demonstraties voor opdrachtgever zijn voorbereid en doelgroepgericht worden gegeven</text:p>
          </table:table-cell>
          <table:table-cell table:style-name="ce14" office:value-type="string" calcext:value-type="string">
            <text:p>X</text:p>
          </table:table-cell>
          <table:table-cell table:style-name="ce1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8"/>
        </table:table-row>
        <table:table-row table:style-name="ro4">
          <table:table-cell table:style-name="ce9" office:value-type="string" calcext:value-type="string">
            <text:p>zorgtt dat informatie op redmine inzichtelijk is geordend</text:p>
          </table:table-cell>
          <table:table-cell table:style-name="ce14" office:value-type="string" calcext:value-type="string">
            <text:p>X</text:p>
          </table:table-cell>
          <table:table-cell table:style-name="ce12"/>
          <table:table-cell table:style-name="ce14" table:number-columns-repeated="2"/>
          <table:table-cell table:style-name="ce14" office:value-type="string" calcext:value-type="string">
            <text:p>?</text:p>
          </table:table-cell>
          <table:table-cell table:number-columns-repeated="1018"/>
        </table:table-row>
        <table:table-row table:style-name="ro4">
          <table:table-cell table:style-name="ce9" office:value-type="string" calcext:value-type="string">
            <text:p>zorgtt dat issues zijn vastgelegd volgens de richtlijnen zoals verwoord in de projecthandleiding</text:p>
          </table:table-cell>
          <table:table-cell table:style-name="ce14"/>
          <table:table-cell table:style-name="ce12"/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8"/>
        </table:table-row>
        <table:table-row table:style-name="ro5">
          <table:table-cell table:style-name="ce9" office:value-type="string" calcext:value-type="string">
            <text:p>zorgtt dat uren worden gelogd</text:p>
          </table:table-cell>
          <table:table-cell table:style-name="ce14"/>
          <table:table-cell table:style-name="ce12"/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8"/>
        </table:table-row>
        <table:table-row table:style-name="ro4">
          <table:table-cell table:style-name="ce9" office:value-type="string" calcext:value-type="string">
            <text:p>zorgtt de IPV wordt ingevuld en dat het team elkaar GEIN feedback geeft</text:p>
          </table:table-cell>
          <table:table-cell table:style-name="ce14"/>
          <table:table-cell table:style-name="ce12"/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8"/>
        </table:table-row>
        <table:table-row table:style-name="ro5">
          <table:table-cell table:style-name="ce9" office:value-type="string" calcext:value-type="string">
            <text:p>zorgtt dat het team elkaar KOET fedeback geeft</text:p>
          </table:table-cell>
          <table:table-cell table:style-name="ce14"/>
          <table:table-cell table:style-name="ce12"/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8"/>
        </table:table-row>
        <table:table-row table:style-name="ro4">
          <table:table-cell table:style-name="ce9" office:value-type="string" calcext:value-type="string">
            <text:p>zorgtt dat retrospectives zijn voorbereid zodat ze hun doel dienen</text:p>
          </table:table-cell>
          <table:table-cell table:style-name="ce14"/>
          <table:table-cell table:style-name="ce12"/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8"/>
        </table:table-row>
        <table:table-row table:style-name="ro4">
          <table:table-cell table:style-name="ce9" office:value-type="string" calcext:value-type="string">
            <text:p>zorgt dat issues zijn vastgelegd volgens de richtlijnen zoals verwoord in de projecthandleiding</text:p>
          </table:table-cell>
          <table:table-cell table:style-name="ce14"/>
          <table:table-cell table:style-name="ce12"/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8"/>
        </table:table-row>
        <table:table-row table:style-name="ro4">
          <table:table-cell table:style-name="ce9" office:value-type="string" calcext:value-type="string">
            <text:p>zorgtt dat TT en EINDpresentaties incl demonstraties voor docenten en beoordelaars doelgroepgericht zijn</text:p>
          </table:table-cell>
          <table:table-cell table:style-name="ce14"/>
          <table:table-cell table:style-name="ce12"/>
          <table:table-cell table:number-columns-repeated="2" table:style-name="ce14" office:value-type="string" calcext:value-type="string">
            <text:p>X</text:p>
          </table:table-cell>
          <table:table-cell table:style-name="ce14"/>
          <table:table-cell table:number-columns-repeated="1018"/>
        </table:table-row>
        <table:table-row table:style-name="ro6">
          <table:table-cell table:style-name="ce10" office:value-type="string" calcext:value-type="string">
            <text:p>Ik heb extra rollen bij de Planner neergezet, omdat deze anders er maar 10 had. Deze komen niet overeen met de algemene mening van wat er bij een planner hoort.</text:p>
          </table:table-cell>
          <table:table-cell table:style-name="ce14" table:formula="of:= COUNTA([.B5:.B56])" office:value-type="float" office:value="18" calcext:value-type="float">
            <text:p>18</text:p>
          </table:table-cell>
          <table:table-cell table:style-name="ce14" table:formula="of:= COUNTA([.C5:.C56])" office:value-type="float" office:value="18" calcext:value-type="float">
            <text:p>18</text:p>
          </table:table-cell>
          <table:table-cell table:style-name="ce14" table:formula="of:= COUNTA([.D5:.D56])" office:value-type="float" office:value="18" calcext:value-type="float">
            <text:p>18</text:p>
          </table:table-cell>
          <table:table-cell table:style-name="ce14" table:formula="of:= COUNTA([.E5:.E56])" office:value-type="float" office:value="18" calcext:value-type="float">
            <text:p>18</text:p>
          </table:table-cell>
          <table:table-cell table:style-name="ce14" table:formula="of:= COUNTA([.F5:.F56])" office:value-type="float" office:value="18" calcext:value-type="float">
            <text:p>18</text:p>
          </table:table-cell>
          <table:table-cell table:number-columns-repeated="1018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0">
      <number:month number:textual="true"/>
      <number:text>-</number:text>
      <number:year/>
    </number:dat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7">
      <number:hours/>
      <number:text>:</number:text>
      <number:minutes number:style="long"/>
    </number:time-style>
    <number:date-style style:name="N151">
      <number:day/>
      <number:text>-</number:text>
      <number:month number:textual="true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53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6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Verantwoordelijkh_20_IoT" style:display-name="PageStyle_Verantwoordelijkh Io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pdracht" style:display-name="PageStyle_Opdrach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cobs Tineke</meta:initial-creator>
    <meta:print-date>2021-07-06T09:41:49</meta:print-date>
    <meta:creation-date>2021-06-30T13:22:19</meta:creation-date>
    <dc:date>2024-03-21T10:53:51.608231549</dc:date>
    <meta:editing-duration>PT10H49M24S</meta:editing-duration>
    <meta:generator>LibreOffice/7.3.7.2$Linux_X86_64 LibreOffice_project/30$Build-2</meta:generator>
    <meta:editing-cycles>9</meta:editing-cycles>
    <meta:document-statistic meta:table-count="2" meta:cell-count="174" meta:object-count="0"/>
    <meta:user-defined meta:name="AppVersion">16.0300</meta:user-defined>
    <meta:user-defined meta:name="ContentTypeId">0x01010024E82AB88AB0BE45863B3F443DAE5AF6</meta:user-defined>
  </office:meta>
</office:document-meta>
</file>